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start" style:justify-single-word="false" fo:text-indent="0in" style:auto-text-indent="false"/>
      <style:text-properties fo:color="#ff0000" style:text-position="0% 0%" style:font-name="Times New Roman" fo:font-size="12pt" fo:letter-spacing="normal" style:font-name-asian="Times New Roman1" style:font-size-asian="12pt" style:font-name-complex="Times New Roman1"/>
    </style:style>
    <style:style style:name="P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text-position="0% 0%" style:font-name="Consolas" fo:font-size="9.5pt" fo:letter-spacing="normal" style:font-name-asian="Consolas1" style:font-size-asian="9.5pt" style:font-name-complex="Consolas1"/>
    </style:style>
    <style:style style:name="P4" style:family="paragraph" style:parent-style-name="Standard" style:master-page-name="Standard">
      <style:paragraph-properties fo:margin-left="0in" fo:margin-right="0in" fo:margin-top="0in" fo:margin-bottom="0in" fo:line-height="0.1665in" fo:text-align="start" style:justify-single-word="false" fo:text-indent="0in" style:auto-text-indent="false" style:page-number="auto"/>
    </style:style>
    <style:style style:name="T1" style:family="text">
      <style:text-properties fo:color="#00000a" style:text-position="0% 0%" style:font-name="Times New Roman" fo:font-size="12pt" fo:letter-spacing="normal" style:font-name-asian="Times New Roman1" style:font-size-asian="12pt" style:font-name-complex="Times New Roman1"/>
    </style:style>
    <style:style style:name="T2" style:family="text">
      <style:text-properties fo:color="#0000ff" style:text-position="0% 0%" style:font-name="Consolas" fo:font-size="9.5pt" fo:letter-spacing="normal" style:font-name-asian="Consolas1" style:font-size-asian="9.5pt" style:font-name-complex="Consolas1"/>
    </style:style>
    <style:style style:name="T3" style:family="text">
      <style:text-properties fo:color="#000000" style:text-position="0% 0%" style:font-name="Consolas" fo:font-size="9.5pt" fo:letter-spacing="normal" style:font-name-asian="Consolas1" style:font-size-asian="9.5pt" style:font-name-complex="Consolas1"/>
    </style:style>
    <style:style style:name="T4" style:family="text">
      <style:text-properties fo:color="#a31515" style:text-position="0% 0%" style:font-name="Consolas" fo:font-size="9.5pt" fo:letter-spacing="normal" style:font-name-asian="Consolas1" style:font-size-asian="9.5pt" style:font-name-complex="Consolas1"/>
    </style:style>
    <style:style style:name="T5" style:family="text">
      <style:text-properties fo:color="#2b91af" style:text-position="0% 0%" style:font-name="Consolas" fo:font-size="9.5pt" fo:letter-spacing="normal" style:font-name-asian="Consolas1" style:font-size-asian="9.5pt" style:font-name-complex="Consolas1"/>
    </style:style>
    <style:style style:name="T6" style:family="text">
      <style:text-properties fo:color="#008000" style:text-position="0% 0%" style:font-name="Consolas" fo:font-size="9.5pt" fo:letter-spacing="normal" style:font-name-asian="Consolas1" style:font-size-asian="9.5pt" style:font-name-complex="Consolas1"/>
    </style:style>
    <style:style style:name="T7" style:family="text">
      <style:text-properties fo:color="#6f008a" style:text-position="0% 0%" style:font-name="Consolas" fo:font-size="9.5pt" fo:letter-spacing="normal" style:font-name-asian="Consolas1" style:font-size-asian="9.5pt" style:font-name-complex="Consolas1"/>
    </style:style>
    <style:style style:name="T8" style:family="text">
      <style:text-properties fo:color="#ff0000" style:text-position="0% 0%" style:font-name="Times New Roman" fo:font-size="12pt" fo:letter-spacing="normal" style:font-name-asian="Times New Roman1" style:font-size-asian="12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iselle Colon</text:span></text:p>
      <text:p text:style-name="P1"><text:span text:style-name="T1">Assignment 1</text:span></text:p>
      <text:p text:style-name="P1"><text:span text:style-name="T1">gq004</text:span></text:p>
      <text:p text:style-name="P2"/>
      <text:p text:style-name="P1"><text:span text:style-name="T2">#include</text:span><text:span text:style-name="T3"> </text:span><text:span text:style-name="T4">"utility.h"</text:span></text:p>
      <text:p text:style-name="P1"><text:span text:style-name="T2">#include</text:span><text:span text:style-name="T3"> </text:span><text:span text:style-name="T4">"List.h"</text:span></text:p>
      <text:p text:style-name="P1"><text:span text:style-name="T2">#include</text:span><text:span text:style-name="T3"> </text:span><text:span text:style-name="T4">"main.h"</text:span></text:p>
      <text:p text:style-name="P3"/>
      <text:p text:style-name="P1"><text:span text:style-name="T2">int</text:span><text:span text:style-name="T3"> main(){</text:span></text:p>
      <text:p text:style-name="P1"><text:span text:style-name="T3"><text:s text:c="3"/></text:span><text:span text:style-name="T5">clock_t</text:span><text:span text:style-name="T3"> start, finish;</text:span></text:p>
      <text:p text:style-name="P1"><text:span text:style-name="T3"><text:s text:c="3"/></text:span><text:span text:style-name="T2">double</text:span><text:span text:style-name="T3"> elapsed_time;</text:span></text:p>
      <text:p text:style-name="P3"/>
      <text:p text:style-name="P1"><text:span text:style-name="T3"><text:s text:c="3"/></text:span><text:span text:style-name="T2">bool</text:span><text:span text:style-name="T3"> exit_now = </text:span><text:span text:style-name="T2">false</text:span><text:span text:style-name="T3">;</text:span></text:p>
      <text:p text:style-name="P1"><text:span text:style-name="T3"><text:s text:c="3"/></text:span><text:span text:style-name="T5">List</text:span><text:span text:style-name="T3">&lt;</text:span><text:span text:style-name="T5">Personal_record</text:span><text:span text:style-name="T3">&gt; record_list;</text:span></text:p>
      <text:p text:style-name="P3"/>
      <text:p text:style-name="P1"><text:span text:style-name="T3"><text:s text:c="3"/></text:span><text:span text:style-name="T5">string</text:span><text:span text:style-name="T3"> user_input;</text:span></text:p>
      <text:p text:style-name="P3"/>
      <text:p text:style-name="P1"><text:span text:style-name="T3"><text:s text:c="3"/></text:span><text:span text:style-name="T2">while</text:span><text:span text:style-name="T3">(!exit_now){</text:span></text:p>
      <text:p text:style-name="P1"><text:span text:style-name="T3"><text:s text:c="6"/>cout &lt;&lt; endl;</text:span></text:p>
      <text:p text:style-name="P1"><text:span text:style-name="T3"><text:s text:c="6"/>cout &lt;&lt; </text:span><text:span text:style-name="T4">"***********************"</text:span><text:span text:style-name="T3"> &lt;&lt; endl;</text:span></text:p>
      <text:p text:style-name="P1"><text:span text:style-name="T3"><text:s text:c="6"/>cout &lt;&lt; </text:span><text:span text:style-name="T4">"Menu:"</text:span><text:span text:style-name="T3"> &lt;&lt; endl;</text:span></text:p>
      <text:p text:style-name="P1"><text:span text:style-name="T3"><text:s text:c="6"/>cout &lt;&lt; </text:span><text:span text:style-name="T4">"1. Import List from File"</text:span><text:span text:style-name="T3"> &lt;&lt; endl;</text:span></text:p>
      <text:p text:style-name="P1"><text:span text:style-name="T3"><text:s text:c="6"/>cout &lt;&lt; </text:span><text:span text:style-name="T4">"2. Display List"</text:span><text:span text:style-name="T3"> &lt;&lt; endl;</text:span></text:p>
      <text:p text:style-name="P1"><text:span text:style-name="T3"><text:s text:c="6"/>cout &lt;&lt; </text:span><text:span text:style-name="T4">"3. Search List"</text:span><text:span text:style-name="T3"> &lt;&lt; endl;</text:span></text:p>
      <text:p text:style-name="P1"><text:span text:style-name="T3"><text:s text:c="6"/>cout &lt;&lt; </text:span><text:span text:style-name="T4">"x. Exit"</text:span><text:span text:style-name="T3"> &lt;&lt; endl;</text:span></text:p>
      <text:p text:style-name="P1"><text:span text:style-name="T3"><text:s text:c="6"/>cout &lt;&lt; </text:span><text:span text:style-name="T4">"***********************"</text:span><text:span text:style-name="T3"> &lt;&lt; endl;</text:span></text:p>
      <text:p text:style-name="P3"/>
      <text:p text:style-name="P1"><text:span text:style-name="T3"><text:s text:c="6"/>getline(cin, user_input);</text:span></text:p>
      <text:p text:style-name="P3"/>
      <text:p text:style-name="P1"><text:span text:style-name="T3"><text:s text:c="6"/></text:span><text:span text:style-name="T2">if</text:span><text:span text:style-name="T3">(user_input == </text:span><text:span text:style-name="T4">"1"</text:span><text:span text:style-name="T3">){</text:span></text:p>
      <text:p text:style-name="P1"><text:span text:style-name="T3"><text:s text:c="9"/></text:span><text:span text:style-name="T5">string</text:span><text:span text:style-name="T3"> input;</text:span></text:p>
      <text:p text:style-name="P1"><text:span text:style-name="T3"><text:s text:c="9"/>cout &lt;&lt; endl &lt;&lt; </text:span><text:span text:style-name="T4">"Enter Data File Name:"</text:span><text:span text:style-name="T3"> &lt;&lt; endl;</text:span></text:p>
      <text:p text:style-name="P1"><text:span text:style-name="T3"><text:s text:c="9"/>getline(cin, input);</text:span></text:p>
      <text:p text:style-name="P1"><text:span text:style-name="T3"><text:s text:c="9"/></text:span><text:span text:style-name="T5">ifstream</text:span><text:span text:style-name="T3"> insertion_file;</text:span></text:p>
      <text:p text:style-name="P1"><text:span text:style-name="T3"><text:s text:c="9"/>insertion_file.open(input.c_str());</text:span></text:p>
      <text:p text:style-name="P1"><text:span text:style-name="T3"><text:s text:c="9"/></text:span><text:span text:style-name="T2">if</text:span><text:span text:style-name="T3">(!insertion_file.fail()){</text:span></text:p>
      <text:p text:style-name="P1"><text:span text:style-name="T3"><text:s text:c="12"/>record_list.clear();</text:span></text:p>
      <text:p text:style-name="P3"/>
      <text:p text:style-name="P1"><text:span text:style-name="T3"><text:s text:c="12"/></text:span><text:span text:style-name="T2">while</text:span><text:span text:style-name="T3">(!insertion_file.fail() &amp;&amp; !insertion_file.eof()){</text:span></text:p>
      <text:p text:style-name="P1"><text:span text:style-name="T3"><text:s text:c="15"/></text:span><text:span text:style-name="T5">Personal_record</text:span><text:span text:style-name="T3"> input_rec;</text:span></text:p>
      <text:p text:style-name="P1"><text:span text:style-name="T3"><text:s text:c="15"/></text:span><text:span text:style-name="T5">string</text:span><text:span text:style-name="T3"> code_string;</text:span></text:p>
      <text:p text:style-name="P1"><text:span text:style-name="T3"><text:s text:c="15"/>getline(insertion_file, input_rec.last_name);</text:span></text:p>
      <text:p text:style-name="P1"><text:span text:style-name="T3"><text:s text:c="15"/>getline(insertion_file, input_rec.first_name);</text:span></text:p>
      <text:p text:style-name="P1"><text:span text:style-name="T3"><text:s text:c="15"/>getline(insertion_file, code_string);</text:span></text:p>
      <text:p text:style-name="P1"><text:span text:style-name="T3"><text:s text:c="15"/>input_rec.code = string_to_int(code_string);</text:span></text:p>
      <text:p text:style-name="P1"><text:span text:style-name="T3"><text:s text:c="15"/></text:span><text:span text:style-name="T6">// write code to implement Requirement 1</text:span></text:p>
      <text:p text:style-name="P1"><text:span text:style-name="T3"><text:tab/><text:tab/><text:tab/> <text:s text:c="2"/></text:span><text:span text:style-name="T2">if</text:span><text:span text:style-name="T3">(!record_list.empty()){</text:span></text:p>
      <text:p text:style-name="P1"><text:span text:style-name="T3"><text:tab/><text:tab/><text:tab/><text:tab/> <text:s text:c="2"/></text:span><text:span text:style-name="T2">for</text:span><text:span text:style-name="T3">(</text:span><text:span text:style-name="T2">int</text:span><text:span text:style-name="T3"> i=0; i&lt;record_list.size(); i++){</text:span></text:p>
      <text:p text:style-name="P1"><text:span text:style-name="T3"><text:tab/><text:tab/><text:tab/><text:tab/><text:tab/> <text:s text:c="2"/></text:span><text:span text:style-name="T5">Personal_record</text:span><text:span text:style-name="T3"> x;</text:span></text:p>
      <text:p text:style-name="P1"><text:span text:style-name="T3"><text:tab/><text:tab/><text:tab/><text:tab/><text:tab/> <text:s text:c="2"/>record_list.retrieve(i, x);</text:span></text:p>
      <text:p text:style-name="P1"><text:span text:style-name="T3"><text:tab/><text:tab/><text:tab/><text:tab/><text:tab/> <text:s text:c="2"/></text:span><text:span text:style-name="T2">if</text:span><text:span text:style-name="T3">(input_rec.last_name.empty() &amp;&amp; input_rec.first_name.empty()){</text:span></text:p>
      <text:p text:style-name="P1"><text:span text:style-name="T3"><text:tab/><text:tab/><text:tab/><text:tab/><text:tab/><text:tab/> <text:s text:c="2"/></text:span><text:span text:style-name="T2">break</text:span><text:span text:style-name="T3">;</text:span></text:p>
      <text:p text:style-name="P1"><text:soft-page-break/><text:span text:style-name="T3"><text:tab/><text:tab/><text:tab/><text:tab/><text:tab/> <text:s text:c="2"/>}</text:span></text:p>
      <text:p text:style-name="P1"><text:span text:style-name="T3"><text:tab/><text:tab/><text:tab/><text:tab/><text:tab/> <text:s text:c="2"/></text:span><text:span text:style-name="T2">else</text:span><text:span text:style-name="T3"> </text:span><text:span text:style-name="T2">if</text:span><text:span text:style-name="T3"> (input_rec.last_name&lt;x.last_name){</text:span></text:p>
      <text:p text:style-name="P1"><text:span text:style-name="T3"><text:tab/><text:tab/><text:tab/><text:tab/><text:tab/><text:tab/> <text:s text:c="2"/>record_list.insert(i, input_rec);</text:span></text:p>
      <text:p text:style-name="P1"><text:span text:style-name="T3"><text:tab/><text:tab/><text:tab/><text:tab/><text:tab/><text:tab/> <text:s text:c="2"/></text:span><text:span text:style-name="T2">break</text:span><text:span text:style-name="T3">;</text:span></text:p>
      <text:p text:style-name="P1"><text:span text:style-name="T3"><text:tab/><text:tab/><text:tab/><text:tab/><text:tab/> <text:s text:c="2"/>}</text:span></text:p>
      <text:p text:style-name="P1"><text:span text:style-name="T3"><text:tab/><text:tab/><text:tab/><text:tab/><text:tab/> <text:s text:c="2"/></text:span><text:span text:style-name="T2">else</text:span><text:span text:style-name="T3"> </text:span><text:span text:style-name="T2">if</text:span><text:span text:style-name="T3">(input_rec.last_name==x.last_name){</text:span></text:p>
      <text:p text:style-name="P1"><text:span text:style-name="T3"><text:tab/><text:tab/><text:tab/><text:tab/><text:tab/><text:tab/> <text:s text:c="2"/></text:span><text:span text:style-name="T2">if</text:span><text:span text:style-name="T3">(input_rec.first_name&lt;x.first_name){</text:span></text:p>
      <text:p text:style-name="P1"><text:span text:style-name="T3"><text:tab/><text:tab/><text:tab/><text:tab/><text:tab/><text:tab/><text:tab/> <text:s text:c="2"/>record_list.insert(i, input_rec);</text:span></text:p>
      <text:p text:style-name="P1"><text:span text:style-name="T3"><text:tab/><text:tab/><text:tab/><text:tab/><text:tab/><text:tab/><text:tab/> <text:s text:c="2"/></text:span><text:span text:style-name="T2">break</text:span><text:span text:style-name="T3">;</text:span></text:p>
      <text:p text:style-name="P1"><text:span text:style-name="T3"><text:tab/><text:tab/><text:tab/><text:tab/><text:tab/><text:tab/> <text:s text:c="2"/>}</text:span></text:p>
      <text:p text:style-name="P1"><text:span text:style-name="T3"><text:tab/><text:tab/><text:tab/><text:tab/><text:tab/><text:tab/> <text:s text:c="2"/></text:span><text:span text:style-name="T2">else</text:span><text:span text:style-name="T3"> </text:span><text:span text:style-name="T2">if</text:span><text:span text:style-name="T3">(input_rec.first_name==x.first_name){</text:span></text:p>
      <text:p text:style-name="P1"><text:span text:style-name="T3"><text:tab/><text:tab/><text:tab/><text:tab/><text:tab/><text:tab/><text:tab/> <text:s text:c="2"/></text:span><text:span text:style-name="T2">break</text:span><text:span text:style-name="T3">;</text:span></text:p>
      <text:p text:style-name="P1"><text:span text:style-name="T3"><text:tab/><text:tab/><text:tab/><text:tab/><text:tab/><text:tab/> <text:s text:c="2"/>}</text:span></text:p>
      <text:p text:style-name="P1"><text:span text:style-name="T3"><text:tab/><text:tab/><text:tab/><text:tab/><text:tab/><text:tab/> <text:s text:c="2"/></text:span><text:span text:style-name="T2">else</text:span><text:span text:style-name="T3"> </text:span><text:span text:style-name="T2">if</text:span><text:span text:style-name="T3">(input_rec.first_name&gt;x.first_name){</text:span></text:p>
      <text:p text:style-name="P1"><text:span text:style-name="T3"><text:tab/><text:tab/><text:tab/><text:tab/><text:tab/><text:tab/><text:tab/> <text:s text:c="2"/>record_list.insert(i+1, input_rec);</text:span></text:p>
      <text:p text:style-name="P1"><text:span text:style-name="T3"><text:tab/><text:tab/><text:tab/><text:tab/><text:tab/><text:tab/><text:tab/> <text:s text:c="2"/></text:span><text:span text:style-name="T2">break</text:span><text:span text:style-name="T3">;</text:span></text:p>
      <text:p text:style-name="P1"><text:span text:style-name="T3"><text:tab/><text:tab/><text:tab/><text:tab/><text:tab/><text:tab/> <text:s text:c="2"/>}</text:span></text:p>
      <text:p text:style-name="P1"><text:span text:style-name="T3"><text:tab/><text:tab/><text:tab/><text:tab/><text:tab/><text:tab/> <text:s text:c="2"/></text:span><text:span text:style-name="T2">break</text:span><text:span text:style-name="T3">;</text:span></text:p>
      <text:p text:style-name="P1"><text:span text:style-name="T3"><text:tab/><text:tab/><text:tab/><text:tab/><text:tab/> <text:s text:c="2"/>}</text:span></text:p>
      <text:p text:style-name="P1"><text:span text:style-name="T3"><text:tab/><text:tab/><text:tab/><text:tab/><text:tab/> <text:s text:c="2"/></text:span><text:span text:style-name="T2">else</text:span><text:span text:style-name="T3"> </text:span><text:span text:style-name="T2">if</text:span><text:span text:style-name="T3">(i==(record_list.size()-1)){</text:span></text:p>
      <text:p text:style-name="P1"><text:span text:style-name="T3"><text:tab/><text:tab/><text:tab/><text:tab/><text:tab/><text:tab/> <text:s text:c="2"/>record_list.insert(i+1, input_rec);</text:span></text:p>
      <text:p text:style-name="P1"><text:span text:style-name="T3"><text:tab/><text:tab/><text:tab/><text:tab/><text:tab/> <text:s text:c="2"/>}</text:span></text:p>
      <text:p text:style-name="P1"><text:span text:style-name="T3"><text:tab/><text:tab/><text:tab/><text:tab/> <text:s text:c="2"/>}</text:span></text:p>
      <text:p text:style-name="P1"><text:span text:style-name="T3"><text:tab/><text:tab/><text:tab/> <text:s text:c="2"/>}</text:span></text:p>
      <text:p text:style-name="P1"><text:span text:style-name="T3"><text:tab/><text:tab/><text:tab/> <text:s text:c="2"/></text:span><text:span text:style-name="T2">else</text:span><text:span text:style-name="T3">{</text:span></text:p>
      <text:p text:style-name="P1"><text:span text:style-name="T3"><text:tab/><text:tab/><text:tab/><text:tab/> <text:s text:c="2"/>record_list.insert(0, input_rec);</text:span></text:p>
      <text:p text:style-name="P1"><text:span text:style-name="T3"><text:tab/><text:tab/><text:tab/> <text:s text:c="2"/>}</text:span></text:p>
      <text:p text:style-name="P1"><text:span text:style-name="T3"><text:s text:c="12"/>}</text:span></text:p>
      <text:p text:style-name="P1"><text:span text:style-name="T3"><text:s text:c="9"/>} </text:span><text:span text:style-name="T2">else</text:span></text:p>
      <text:p text:style-name="P1"><text:span text:style-name="T3"><text:s text:c="12"/>cout &lt;&lt; </text:span><text:span text:style-name="T4">"Invalid file name."</text:span><text:span text:style-name="T3"> &lt;&lt; endl;</text:span></text:p>
      <text:p text:style-name="P1"><text:span text:style-name="T3"><text:s text:c="6"/>}</text:span></text:p>
      <text:p text:style-name="P1"><text:span text:style-name="T3"><text:s text:c="6"/></text:span><text:span text:style-name="T2">else</text:span><text:span text:style-name="T3"> </text:span><text:span text:style-name="T2">if</text:span><text:span text:style-name="T3">(user_input == </text:span><text:span text:style-name="T4">"2"</text:span><text:span text:style-name="T3">){</text:span></text:p>
      <text:p text:style-name="P1"><text:span text:style-name="T3"><text:s text:c="6"/></text:span><text:span text:style-name="T6">// write code to implement Requirement 2</text:span></text:p>
      <text:p text:style-name="P1"><text:span text:style-name="T3"><text:tab/><text:tab/> <text:s/></text:span><text:span text:style-name="T2">for</text:span><text:span text:style-name="T3">(</text:span><text:span text:style-name="T2">int</text:span><text:span text:style-name="T3"> i=0; i&lt;record_list.size(); i++){</text:span></text:p>
      <text:p text:style-name="P1"><text:span text:style-name="T3"><text:tab/><text:tab/><text:tab/> <text:s/></text:span><text:span text:style-name="T5">Personal_record</text:span><text:span text:style-name="T3"> x;</text:span></text:p>
      <text:p text:style-name="P1"><text:span text:style-name="T3"><text:tab/><text:tab/><text:tab/> <text:s/>record_list.retrieve(i, x);</text:span></text:p>
      <text:p text:style-name="P1"><text:span text:style-name="T3"><text:tab/><text:tab/><text:tab/> <text:s/>cout &lt;&lt; </text:span><text:span text:style-name="T4">"Last Name: "</text:span><text:span text:style-name="T3"> &lt;&lt; x.last_name &lt;&lt; endl;</text:span></text:p>
      <text:p text:style-name="P1"><text:span text:style-name="T3"><text:tab/><text:tab/><text:tab/> <text:s/>cout &lt;&lt; </text:span><text:span text:style-name="T4">"First Name: "</text:span><text:span text:style-name="T3"> &lt;&lt; x.first_name &lt;&lt; endl;</text:span></text:p>
      <text:p text:style-name="P1"><text:span text:style-name="T3"><text:tab/><text:tab/><text:tab/> <text:s/>cout &lt;&lt; </text:span><text:span text:style-name="T4">"Code: "</text:span><text:span text:style-name="T3"> &lt;&lt; x.code &lt;&lt; endl;</text:span></text:p>
      <text:p text:style-name="P1"><text:span text:style-name="T3"><text:tab/><text:tab/><text:tab/> <text:s/>cout &lt;&lt; endl;</text:span></text:p>
      <text:p text:style-name="P1"><text:span text:style-name="T3"><text:tab/><text:tab/> <text:s/>}</text:span></text:p>
      <text:p text:style-name="P1"><text:span text:style-name="T3"><text:s text:c="6"/>}</text:span></text:p>
      <text:p text:style-name="P1"><text:span text:style-name="T3"><text:s text:c="6"/></text:span><text:span text:style-name="T2">else</text:span><text:span text:style-name="T3"> </text:span><text:span text:style-name="T2">if</text:span><text:span text:style-name="T3">(user_input == </text:span><text:span text:style-name="T4">"3"</text:span><text:span text:style-name="T3">){</text:span></text:p>
      <text:p text:style-name="P1"><text:span text:style-name="T3"><text:s text:c="9"/></text:span><text:span text:style-name="T5">string</text:span><text:span text:style-name="T3"> search_fist_name, search_last_name;</text:span></text:p>
      <text:p text:style-name="P1"><text:span text:style-name="T3"><text:s text:c="9"/>cout &lt;&lt; endl;</text:span></text:p>
      <text:p text:style-name="P1"><text:soft-page-break/><text:span text:style-name="T3"><text:s text:c="9"/>cout &lt;&lt; </text:span><text:span text:style-name="T4">"Enter the last name to search:"</text:span><text:span text:style-name="T3"> &lt;&lt; endl;</text:span></text:p>
      <text:p text:style-name="P1"><text:span text:style-name="T3"><text:s text:c="9"/>getline(cin, search_last_name);</text:span></text:p>
      <text:p text:style-name="P1"><text:span text:style-name="T3"><text:s text:c="9"/>cout &lt;&lt; endl;</text:span></text:p>
      <text:p text:style-name="P1"><text:span text:style-name="T3"><text:s text:c="9"/>cout &lt;&lt; </text:span><text:span text:style-name="T4">"Enter the first name to search:"</text:span><text:span text:style-name="T3"> &lt;&lt; endl;</text:span></text:p>
      <text:p text:style-name="P1"><text:span text:style-name="T3"><text:s text:c="9"/>getline(cin, search_fist_name);</text:span></text:p>
      <text:p text:style-name="P1"><text:span text:style-name="T3"><text:s text:c="9"/>start = clock();</text:span></text:p>
      <text:p text:style-name="P1"><text:span text:style-name="T3"><text:s text:c="9"/></text:span><text:span text:style-name="T6">// write code to implement Requirement 3</text:span></text:p>
      <text:p text:style-name="P1"><text:span text:style-name="T3"><text:tab/><text:tab/> </text:span><text:span text:style-name="T2">bool</text:span><text:span text:style-name="T3"> found=</text:span><text:span text:style-name="T2">true</text:span><text:span text:style-name="T3">;</text:span></text:p>
      <text:p text:style-name="P1"><text:span text:style-name="T3"><text:tab/><text:tab/> </text:span><text:span text:style-name="T2">for</text:span><text:span text:style-name="T3">(</text:span><text:span text:style-name="T2">int</text:span><text:span text:style-name="T3"> i=0; i&lt;record_list.size(); i++){</text:span></text:p>
      <text:p text:style-name="P1"><text:span text:style-name="T3"><text:tab/><text:tab/><text:tab/> </text:span><text:span text:style-name="T5">Personal_record</text:span><text:span text:style-name="T3"> x;</text:span></text:p>
      <text:p text:style-name="P1"><text:span text:style-name="T3"><text:tab/><text:tab/><text:tab/> record_list.retrieve(i, x);</text:span></text:p>
      <text:p text:style-name="P1"><text:span text:style-name="T3"><text:tab/><text:tab/><text:tab/> </text:span><text:span text:style-name="T2">if</text:span><text:span text:style-name="T3">(x.last_name==search_last_name &amp;&amp; x.first_name==search_fist_name){</text:span></text:p>
      <text:p text:style-name="P1"><text:span text:style-name="T3"><text:tab/><text:tab/><text:tab/><text:tab/> cout &lt;&lt; </text:span><text:span text:style-name="T4">"Last Name: "</text:span><text:span text:style-name="T3"> &lt;&lt; x.last_name &lt;&lt; endl;</text:span></text:p>
      <text:p text:style-name="P1"><text:span text:style-name="T3"><text:tab/><text:tab/><text:tab/><text:tab/> cout &lt;&lt; </text:span><text:span text:style-name="T4">"First Name: "</text:span><text:span text:style-name="T3"> &lt;&lt; x.first_name &lt;&lt; endl;</text:span></text:p>
      <text:p text:style-name="P1"><text:span text:style-name="T3"><text:tab/><text:tab/><text:tab/><text:tab/> cout &lt;&lt; </text:span><text:span text:style-name="T4">"Code: "</text:span><text:span text:style-name="T3"> &lt;&lt; x.code &lt;&lt; endl;</text:span></text:p>
      <text:p text:style-name="P1"><text:span text:style-name="T3"><text:tab/><text:tab/><text:tab/><text:tab/> cout &lt;&lt; endl;</text:span></text:p>
      <text:p text:style-name="P1"><text:span text:style-name="T3"><text:tab/><text:tab/><text:tab/><text:tab/> found=</text:span><text:span text:style-name="T2">true</text:span><text:span text:style-name="T3">;</text:span></text:p>
      <text:p text:style-name="P1"><text:span text:style-name="T3"><text:tab/><text:tab/><text:tab/><text:tab/> </text:span><text:span text:style-name="T2">break</text:span><text:span text:style-name="T3">;</text:span></text:p>
      <text:p text:style-name="P1"><text:span text:style-name="T3"><text:tab/><text:tab/><text:tab/> }</text:span></text:p>
      <text:p text:style-name="P1"><text:span text:style-name="T3"><text:tab/><text:tab/><text:tab/> </text:span><text:span text:style-name="T2">else</text:span><text:span text:style-name="T3"> </text:span><text:span text:style-name="T2">if</text:span><text:span text:style-name="T3">(x.last_name!=search_last_name || x.first_name!=search_fist_name){</text:span></text:p>
      <text:p text:style-name="P1"><text:span text:style-name="T3"><text:tab/><text:tab/><text:tab/><text:tab/> found=</text:span><text:span text:style-name="T2">false</text:span><text:span text:style-name="T3">;</text:span></text:p>
      <text:p text:style-name="P1"><text:span text:style-name="T3"><text:tab/><text:tab/><text:tab/> }</text:span></text:p>
      <text:p text:style-name="P1"><text:span text:style-name="T3"><text:tab/><text:tab/> }</text:span></text:p>
      <text:p text:style-name="P1"><text:span text:style-name="T3"><text:tab/><text:tab/> </text:span><text:span text:style-name="T2">if</text:span><text:span text:style-name="T3">(found==</text:span><text:span text:style-name="T2">false</text:span><text:span text:style-name="T3">){</text:span></text:p>
      <text:p text:style-name="P1"><text:span text:style-name="T3"><text:tab/><text:tab/><text:tab/> cout &lt;&lt; </text:span><text:span text:style-name="T4">"Not found."</text:span><text:span text:style-name="T3"> &lt;&lt; endl;</text:span></text:p>
      <text:p text:style-name="P1"><text:span text:style-name="T3"><text:tab/><text:tab/> }</text:span></text:p>
      <text:p text:style-name="P1"><text:span text:style-name="T3"><text:s text:c="9"/>finish = clock();</text:span></text:p>
      <text:p text:style-name="P1"><text:span text:style-name="T3"><text:s text:c="9"/>elapsed_time = (</text:span><text:span text:style-name="T2">double</text:span><text:span text:style-name="T3">)(finish - start) / </text:span><text:span text:style-name="T7">CLOCKS_PER_SEC</text:span><text:span text:style-name="T3">;</text:span></text:p>
      <text:p text:style-name="P1"><text:span text:style-name="T3"><text:s text:c="9"/>cout &lt;&lt; endl &lt;&lt; </text:span><text:span text:style-name="T4">"Time: "</text:span><text:span text:style-name="T3"> &lt;&lt; elapsed_time &lt;&lt; </text:span><text:span text:style-name="T4">" seconds"</text:span><text:span text:style-name="T3"> &lt;&lt; endl &lt;&lt; endl;</text:span></text:p>
      <text:p text:style-name="P1"><text:span text:style-name="T3"><text:s text:c="6"/>} </text:span></text:p>
      <text:p text:style-name="P1"><text:span text:style-name="T3"><text:s text:c="6"/></text:span><text:span text:style-name="T2">else</text:span><text:span text:style-name="T3"> </text:span><text:span text:style-name="T2">if</text:span><text:span text:style-name="T3">(user_input == </text:span><text:span text:style-name="T4">"x"</text:span><text:span text:style-name="T3">)</text:span></text:p>
      <text:p text:style-name="P1"><text:span text:style-name="T3"><text:s text:c="9"/>exit_now = </text:span><text:span text:style-name="T2">true</text:span><text:span text:style-name="T3">;</text:span></text:p>
      <text:p text:style-name="P1"><text:span text:style-name="T3"><text:s text:c="3"/>}</text:span></text:p>
      <text:p text:style-name="P1"><text:span text:style-name="T3">}</text:span></text:p>
      <text:p text:style-name="P2"/>
      <text:p text:style-name="P1"><text:span text:style-name="T1">Since the list is already in alphabetic order it is very efficient in finding the right name quickly. If the file was bigger it would take more time and then I'd use a bubble sort to get through all the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3-06-10T15:26:39.51</meta:print-date>
    <meta:document-statistic meta:table-count="0" meta:image-count="0" meta:object-count="0" meta:page-count="3" meta:paragraph-count="124" meta:word-count="416" meta:character-count="4027"/>
    <meta:generator>OpenOffice.org/3.4.1$Win32 OpenOffice.org_project/341m1$Build-9593</meta:generator>
  </office:meta>
</office:document-meta>
</file>